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" svg:font-family="'Segoe UI', 'Lucida Grande', Verdana, Arial, Helvetica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Heading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Horizontal_20_Line">
      <style:text-properties fo:font-size="12pt" style:font-size-asian="12pt" style:font-size-complex="12pt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style:font-name-asian="Consolas" style:font-name-complex="Consolas"/>
    </style:style>
    <style:style style:name="T4" style:family="text">
      <style:text-properties fo:color="#2b91af" style:font-name="Consolas" style:font-name-asian="Consolas" style:font-name-complex="Consolas" style:language-complex="he" style:country-complex="IL"/>
    </style:style>
    <style:style style:name="T5" style:family="text">
      <style:text-properties fo:color="#2b91af" style:font-name="Consolas" fo:font-size="12pt" style:font-name-asian="Consolas" style:font-size-asian="12pt" style:font-name-complex="Consolas" style:font-size-complex="12pt"/>
    </style:style>
    <style:style style:name="T6" style:family="text">
      <style:text-properties fo:color="#2b91af" style:font-name="Consolas" fo:font-size="12pt" style:font-name-asian="Consolas" style:font-size-asian="12pt" style:font-name-complex="Consolas" style:font-size-complex="12pt" style:language-complex="he" style:country-complex="IL"/>
    </style:style>
    <style:style style:name="T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000000" style:font-name="Consolas" style:font-name-asian="Consolas" style:font-name-complex="Consolas"/>
    </style:style>
    <style:style style:name="T9" style:family="text">
      <style:text-properties fo:color="#000000" style:font-name="Consolas" style:font-name-asian="Consolas" style:font-name-complex="Consolas" style:language-complex="he" style:country-complex="IL"/>
    </style:style>
    <style:style style:name="T10" style:family="text">
      <style:text-properties fo:color="#000000" style:font-name="Consolas" fo:font-size="12pt" style:font-name-asian="Consolas" style:font-size-asian="12pt" style:font-name-complex="Consolas" style:font-size-complex="12pt"/>
    </style:style>
    <style:style style:name="T11" style:family="text">
      <style:text-properties fo:color="#000000" style:font-name="Consolas" fo:font-size="12pt" style:font-name-asian="Consolas" style:font-size-asian="12pt" style:font-name-complex="Consolas" style:font-size-complex="12pt" style:language-complex="he" style:country-complex="IL"/>
    </style:style>
    <style:style style:name="T12" style:family="text">
      <style:text-properties fo:color="#0000ff" style:font-name="Consolas" style:font-name-asian="Consolas" style:font-name-complex="Consolas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language-complex="he" style:country-complex="I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language-complex="he" style:country-complex="I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Xbox API</text:p>
      <text:p text:style-name="P2">C<text:span text:style-name="T1">-Language</text:span></text:p>
      <text:p text:style-name="Standard"/>
      <text:h text:style-name="Heading_20_1" text:outline-level="1">Interface Functions</text:h>
      <text:p text:style-name="Text_20_body">The following functions are used to Plug-in/Unplug and communicate with vXbox devices installed on ScpVBus.</text:p>
      <text:h text:style-name="Heading_20_2" text:outline-level="2">Status Functions</text:h>
      <text:p text:style-name="P3"><text:span text:style-name="T3">BOOL</text:span><text:span text:style-name="T8"><text:tab/> isVBusExists(</text:span><text:span text:style-name="T12">void</text:span><text:span text:style-name="T8">)</text:span></text:p>
      <text:p text:style-name="Text_20_body"><text:span text:style-name="T13">Description</text:span>:<text:line-break/>Use this function to verify that the bus exists. You can plug-in vXbox devices only if the bus exists.</text:p>
      <text:p text:style-name="Text_20_body"><text:span text:style-name="T13">Returns</text:span>: <text:line-break/>TRUE if <text:s/>ScpVBus exists. Otherwise FALSE.</text:p>
      <text:p text:style-name="Horizontal_20_Line"/>
      <text:p text:style-name="P3"><text:span text:style-name="T3">BOOL</text:span><text:span text:style-name="T8"><text:tab/>GetNumEmptyBusSlots(</text:span><text:span text:style-name="T3">UCHAR</text:span><text:span text:style-name="T8"> * nSlots)</text:span></text:p>
      <text:p text:style-name="Text_20_body"><text:span text:style-name="T13">Description</text:span>:<text:line-break/>Virtual bus <text:span text:style-name="T15">ScpVBus</text:span> has 4 slots for vXbox devices. Use this function to query the number of slots that it is possible to plug-in new device into.</text:p>
      <text:p text:style-name="Text_20_body"><text:span text:style-name="T13">Parameter</text:span>:<text:line-break/><text:span text:style-name="T10">nSlots</text:span><text:tab/>Pointer to number of empty slots. Range: 0 to 4</text:p>
      <text:p text:style-name="Text_20_body"><text:span text:style-name="T13">Returns</text:span>: <text:line-break/>TRUE if <text:s/>function succeeded. Otherwise FALSE.</text:p>
      <text:p text:style-name="P5"><text:span text:style-name="T5"/></text:p>
      <text:p text:style-name="P3"><text:span text:style-name="T3">BOOL</text:span><text:span text:style-name="T8"><text:tab/>isControllerExists(</text:span><text:span text:style-name="T3">UINT</text:span><text:span text:style-name="T8"> UserIndex)</text:span></text:p>
      <text:p text:style-name="Text_20_body"><text:span text:style-name="T13">Description</text:span>: <text:line-break/>Check if a specified slot is occupied by a vXbox device (Controller).</text:p>
      <text:p text:style-name="Text_20_body"><text:span text:style-name="T13">Parameter</text:span>:<text:line-break/><text:span text:style-name="T10">UserIndex</text:span><text:tab/>Slot Index. Range: 1 to 4</text:p>
      <text:p text:style-name="Text_20_body"><text:span text:style-name="T13">Returns</text:span>: <text:line-break/>TRUE if <text:s/>controller plugged-in. Otherwise FALSE.</text:p>
      <text:p text:style-name="Horizontal_20_Line"/>
      <text:p text:style-name="Text_20_body"><text:span text:style-name="T5">BOOL</text:span><text:span text:style-name="T10"><text:tab/>isControllerOwned(</text:span><text:span text:style-name="T5">UINT</text:span><text:span text:style-name="T10"> UserIndex)</text:span></text:p>
      <text:p text:style-name="Text_20_body"><text:span text:style-name="T13">Description</text:span>: <text:line-break/>Check if a <text:s/>vXbox device (Controller) is owned by the calling application.<text:line-break/>Owned means Exists (=was plugged in) and the ID of the plugging process is the same as that of the current process.</text:p>
      <text:p text:style-name="Text_20_body"><text:soft-page-break/><text:span text:style-name="T13">Parameter</text:span>:<text:line-break/><text:span text:style-name="T10">UserIndex</text:span><text:tab/>Slot Index. Range: 1 to 4</text:p>
      <text:p text:style-name="Text_20_body"><text:span text:style-name="T13">Returns</text:span>: <text:line-break/>TRUE if <text:s/>controller owned by application. Otherwise FALSE.</text:p>
      <text:p text:style-name="Horizontal_20_Line"/>
      <text:h text:style-name="Heading_20_2" text:outline-level="2"><text:span text:style-name="T5"/></text:h>
      <text:h text:style-name="P6" text:outline-level="2">Plugged-in/Unplug Functions</text:h>
      <text:p text:style-name="P3"><text:span text:style-name="T3">BOOL</text:span><text:span text:style-name="T8"><text:tab/></text:span><text:span text:style-name="T8">PlugIn</text:span><text:span text:style-name="T8">(</text:span><text:span text:style-name="T3">UINT</text:span><text:span text:style-name="T8"> UserIndex)</text:span></text:p>
      <text:p text:style-name="Text_20_body"><text:span text:style-name="T13">Description</text:span>: <text:line-break/>Plug-in a vXbox device in a specified slot.<text:line-break/>The operation will fail unless the bus exists and the slot is free.</text:p>
      <text:p text:style-name="Text_20_body"><text:span text:style-name="T13">Parameter</text:span>:<text:line-break/><text:span text:style-name="T10">UserIndex</text:span><text:tab/>Slot Index. Range: 1 to 4</text:p>
      <text:p text:style-name="Text_20_body"><text:span text:style-name="T13">Returns</text:span>: <text:line-break/>TRUE if <text:s/>function succeeded. Otherwise FALSE.</text:p>
      <text:p text:style-name="Horizontal_20_Line"/>
      <text:p text:style-name="P3"><text:span text:style-name="T3">BOOL</text:span><text:span text:style-name="T8"><text:tab/>UnPlug(</text:span><text:span text:style-name="T3">UINT</text:span><text:span text:style-name="T8"> UserIndex)</text:span></text:p>
      <text:p text:style-name="Text_20_body"><text:span text:style-name="T13">Description</text:span>: <text:line-break/>Unplug a vXbox device from a specified slot.<text:line-break/>The operation will fail unless the bus exists and the slot is occupied by an <text:span text:style-name="T15">owned</text:span> device.</text:p>
      <text:p text:style-name="Text_20_body"><text:span text:style-name="T13">Parameter</text:span>:<text:line-break/><text:span text:style-name="T10">UserIndex</text:span><text:tab/>Slot Index. Range: 1 to 4</text:p>
      <text:p text:style-name="Standard"><text:span text:style-name="T13">Returns</text:span>: <text:line-break/>TRUE if <text:s/>function succeeded. Otherwise FALSE.</text:p>
      <text:p text:style-name="Horizontal_20_Line"/>
      <text:p text:style-name="P3"><text:span text:style-name="T3">BOOL</text:span><text:span text:style-name="T8"><text:tab/>UnPlugForce(</text:span><text:span text:style-name="T3">UINT</text:span><text:span text:style-name="T8"> UserIndex)</text:span></text:p>
      <text:p text:style-name="Text_20_body"><text:span text:style-name="T13">Description</text:span>: <text:line-break/>Unplug a vXbox device from a specified slot.<text:line-break/>The operation will fail unless the bus exists and the slot is occupied by a device.<text:line-break/><text:span text:style-name="T16">Warning</text:span>: This function may remove a vXbox device that is owned by <text:span text:style-name="T15">another process</text:span>.</text:p>
      <text:p text:style-name="Text_20_body"><text:span text:style-name="T13">Parameter</text:span>:<text:line-break/><text:span text:style-name="T10">UserIndex</text:span><text:tab/>Slot Index. Range: 1 to 4</text:p>
      <text:p text:style-name="Standard"><text:span text:style-name="T13">Returns</text:span>: <text:line-break/>TRUE if <text:s/>function succeeded. Otherwise FALSE.</text:p>
      <text:p text:style-name="Standard"/>
      <text:h text:style-name="Heading_20_2" text:outline-level="2"/>
      <text:h text:style-name="P6" text:outline-level="2">Data Feeding Functions</text:h>
      <text:p text:style-name="Text_20_body">The following functions are used for feeding the vXbox device with data such as button press/release, axis position or trigger pressure.</text:p>
      <text:p text:style-name="P3"><text:span text:style-name="T3">BOOL</text:span><text:span text:style-name="T8"><text:tab/>SetBtnA(</text:span><text:span text:style-name="T3">UINT</text:span><text:span text:style-name="T8"> UserIndex, </text:span><text:span text:style-name="T3">BOOL</text:span><text:span text:style-name="T8"> Press</text:span><text:span text:style-name="T8">)</text:span></text:p>
      <text:p text:style-name="Text_20_body"><text:span text:style-name="T13">Description</text:span>: <text:line-break/>Button <text:span text:style-name="T13">A</text:span>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P1"><text:span text:style-name="T4">B</text:span><text:span text:style-name="T3">OOL</text:span><text:span text:style-name="T8"><text:tab/>SetBtn</text:span><text:span text:style-name="T9">B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pan text:style-name="T13">Description</text:span>: <text:line-break/>Button <text:span text:style-name="T14">B</text:span>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P1"><text:span text:style-name="T4">B</text:span><text:span text:style-name="T3">OOL</text:span><text:span text:style-name="T8"><text:tab/>SetBtn</text:span><text:span text:style-name="T9">X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pan text:style-name="T13">Description</text:span>: <text:line-break/>Button <text:span text:style-name="T14">X</text:span>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P1"><text:span text:style-name="T4">B</text:span><text:span text:style-name="T3">OOL</text:span><text:span text:style-name="T8"><text:tab/>SetBtn</text:span><text:span text:style-name="T9">Y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pan text:style-name="T13">Description</text:span>: <text:line-break/>Button <text:span text:style-name="T14">Y</text:span>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P1"><text:span text:style-name="T4">B</text:span><text:span text:style-name="T3">OOL</text:span><text:span text:style-name="T8"><text:tab/>SetBtn</text:span><text:span text:style-name="T9">Start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oft-page-break/><text:span text:style-name="T13">Description</text:span>: <text:line-break/>Button <text:span text:style-name="T14">Start</text:span>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P1"><text:span text:style-name="T4">B</text:span><text:span text:style-name="T3">OOL</text:span><text:span text:style-name="T8"><text:tab/>SetBtn</text:span><text:span text:style-name="T9">Back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pan text:style-name="T13">Description</text:span>: <text:line-break/>Button <text:span text:style-name="T14">Back</text:span>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P1"><text:span text:style-name="T4">B</text:span><text:span text:style-name="T3">OOL</text:span><text:span text:style-name="T8"><text:tab/>SetBtn</text:span><text:span text:style-name="T9">LT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pan text:style-name="T13">Description</text:span>: <text:line-break/>Left Stick (Left Thumb)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P1"><text:span text:style-name="T4">B</text:span><text:span text:style-name="T3">OOL</text:span><text:span text:style-name="T8"><text:tab/>SetBtnR</text:span><text:span text:style-name="T9">T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pan text:style-name="T13">Description</text:span>: <text:line-break/>Right Stick (Right Thumb)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Horizontal_20_Line"/>
      <text:p text:style-name="P1"><text:span text:style-name="T4">B</text:span><text:span text:style-name="T3">OOL</text:span><text:span text:style-name="T8"><text:tab/>SetBtn</text:span><text:span text:style-name="T9">LB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pan text:style-name="T13">Description</text:span>: <text:line-break/>Left Bumper Pressed/Released</text:p>
      <text:p text:style-name="Text_20_body"><text:span text:style-name="T13">Parameter</text:span>:<text:line-break/><text:span text:style-name="T10">UserIndex</text:span><text:tab/>Slot Index. Range: 1 to 4<text:line-break/><text:soft-page-break/><text:span text:style-name="T10">Press</text:span><text:tab/><text:tab/>TRUE (Button Pressed) or FALSE (Button Released)</text:p>
      <text:p text:style-name="Standard"><text:span text:style-name="T13">Returns</text:span>: <text:line-break/>TRUE if <text:s/>function succeeded. Otherwise FALSE.</text:p>
      <text:p text:style-name="Horizontal_20_Line"/>
      <text:p text:style-name="P1"><text:span text:style-name="T4">B</text:span><text:span text:style-name="T3">OOL</text:span><text:span text:style-name="T8"><text:tab/>SetBtnR</text:span><text:span text:style-name="T9">B</text:span><text:span text:style-name="T8">(</text:span><text:span text:style-name="T3">UINT</text:span><text:span text:style-name="T8"> UserIndex, </text:span><text:span text:style-name="T3">BOOL</text:span><text:span text:style-name="T8"> Press)</text:span></text:p>
      <text:p text:style-name="Text_20_body"><text:span text:style-name="T13">Description</text:span>: <text:line-break/>Right Bumper Pressed/Released</text:p>
      <text:p text:style-name="Text_20_body"><text:span text:style-name="T13">Parameter</text:span>:<text:line-break/><text:span text:style-name="T10">UserIndex</text:span><text:tab/>Slot Index. Range: 1 to 4<text:line-break/><text:span text:style-name="T10">Press</text:span><text:tab/><text:tab/>TRUE (Button Pressed) or FALSE (Button Released)</text:p>
      <text:p text:style-name="Standard"><text:span text:style-name="T14">Returns</text:span><text:span text:style-name="T17">: <text:line-break/>TRUE if <text:s/>function succeeded. Otherwise FALSE.</text:span></text:p>
      <text:p text:style-name="Standard"><text:span text:style-name="T17"/></text:p>
      <text:p text:style-name="Horizontal_20_Line"/>
      <text:p text:style-name="P1"><text:span text:style-name="T4">BOOL</text:span><text:span text:style-name="T9"><text:tab/>SetTriggerL(</text:span><text:span text:style-name="T4">UINT</text:span><text:span text:style-name="T9"> UserIndex, </text:span><text:span text:style-name="T4">BYTE</text:span><text:span text:style-name="T9"> Value)</text:span></text:p>
      <text:p text:style-name="Text_20_body"><text:span text:style-name="T13">Description</text:span>: <text:line-break/>Set Left Trigger Value</text:p>
      <text:p text:style-name="Text_20_body"><text:span text:style-name="T13">Parameter</text:span>:<text:line-break/><text:span text:style-name="T10">UserIndex</text:span><text:tab/>Slot Index. Range: 1 to 4<text:line-break/><text:span text:style-name="T11">Value</text:span><text:tab/><text:tab/>Press trigger value. Range: 0 to 255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/>
      <text:p text:style-name="P1"><text:span text:style-name="T4">BOOL</text:span><text:span text:style-name="T9"><text:tab/>SetTriggerR(</text:span><text:span text:style-name="T4">UINT</text:span><text:span text:style-name="T9"> UserIndex, </text:span><text:span text:style-name="T4">BYTE</text:span><text:span text:style-name="T9"> Value)</text:span></text:p>
      <text:p text:style-name="Text_20_body"><text:span text:style-name="T13">Description</text:span>: <text:line-break/>Set Right Trigger Value</text:p>
      <text:p text:style-name="Text_20_body"><text:span text:style-name="T13">Parameter</text:span>:<text:line-break/><text:span text:style-name="T10">UserIndex</text:span><text:tab/>Slot Index. Range: 1 to 4<text:line-break/><text:span text:style-name="T11">Value</text:span><text:tab/><text:tab/>Press trigger value. Range: 0 to 255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/>
      <text:p text:style-name="P1"><text:span text:style-name="T4">BOOL</text:span><text:span text:style-name="T9"><text:tab/>SetAxisX(</text:span><text:span text:style-name="T4">UINT</text:span><text:span text:style-name="T9"> UserIndex, </text:span><text:span text:style-name="T4">SHORT</text:span><text:span text:style-name="T9"> Value)</text:span></text:p>
      <text:p text:style-name="Text_20_body"><text:span text:style-name="T13">Description</text:span>: <text:line-break/>Set Value of the left thumb stick X position</text:p>
      <text:p text:style-name="Standard"><text:span text:style-name="T13">Parameter</text:span>:<text:line-break/><text:span text:style-name="T10">UserIndex</text:span><text:tab/>Slot Index. Range: 1 to 4<text:line-break/><text:span text:style-name="T11">Value</text:span><text:tab/><text:tab/>Stick Position. Range: -32768 to 32767 (Neutral point is 0)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/>
      <text:p text:style-name="P1"><text:span text:style-name="T4">BOOL</text:span><text:span text:style-name="T9"><text:tab/>SetAxisY(</text:span><text:span text:style-name="T4">UINT</text:span><text:span text:style-name="T9"> UserIndex, </text:span><text:span text:style-name="T4">SHORT</text:span><text:span text:style-name="T9"> Value)</text:span></text:p>
      <text:p text:style-name="Text_20_body"><text:soft-page-break/><text:span text:style-name="T13">Description</text:span>: <text:line-break/>Set Value of the left thumb stick Y position</text:p>
      <text:p text:style-name="Standard"><text:span text:style-name="T13">Parameter</text:span>:<text:line-break/><text:span text:style-name="T10">UserIndex</text:span><text:tab/>Slot Index. Range: 1 to 4<text:line-break/><text:span text:style-name="T11">Value</text:span><text:tab/><text:tab/>Stick Position. Range: -32768 to 32767 (Neutral point is 0)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/>
      <text:p text:style-name="P1"><text:span text:style-name="T4">BOOL</text:span><text:span text:style-name="T9"><text:tab/>SetAxisRx(</text:span><text:span text:style-name="T4">UINT</text:span><text:span text:style-name="T9"> UserIndex, </text:span><text:span text:style-name="T4">SHORT</text:span><text:span text:style-name="T9"> Value)</text:span></text:p>
      <text:p text:style-name="Text_20_body"><text:span text:style-name="T13">Description</text:span>: <text:line-break/>Set Value of the Right thumb stick X position</text:p>
      <text:p text:style-name="Standard"><text:span text:style-name="T13">Parameter</text:span>:<text:line-break/><text:span text:style-name="T10">UserIndex</text:span><text:tab/>Slot Index. Range: 1 to 4<text:line-break/><text:span text:style-name="T11">Value</text:span><text:tab/><text:tab/>Stick Position. Range: -32768 to 32767 (Neutral point is 0)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/>
      <text:p text:style-name="P1"><text:span text:style-name="T4">BOOL</text:span><text:span text:style-name="T9"><text:tab/>SetAxisRy(</text:span><text:span text:style-name="T4">UINT</text:span><text:span text:style-name="T9"> UserIndex, </text:span><text:span text:style-name="T4">SHORT</text:span><text:span text:style-name="T9"> Value)</text:span></text:p>
      <text:p text:style-name="Text_20_body"><text:span text:style-name="T13">Description</text:span>: <text:line-break/>Set Value of the Right thumb stick Y position</text:p>
      <text:p text:style-name="Standard"><text:span text:style-name="T13">Parameter</text:span>:<text:line-break/><text:span text:style-name="T10">UserIndex</text:span><text:tab/>Slot Index. Range: 1 to 4<text:line-break/><text:span text:style-name="T11">Value</text:span><text:tab/><text:tab/>Stick Position. Range: -32768 to 32767 (Neutral point is 0)</text:p>
      <text:p text:style-name="Standard"><text:span text:style-name="T14">Returns</text:span><text:span text:style-name="T17">: <text:line-break/>TRUE if <text:s/>function succeeded. Otherwise FALSE.</text:span></text:p>
      <text:p text:style-name="Standard"><text:span text:style-name="T17"/></text:p>
      <text:p text:style-name="Horizontal_20_Line"/>
      <text:p text:style-name="P1"><text:span text:style-name="T4">B</text:span><text:span text:style-name="T3">OOL</text:span><text:span text:style-name="T8"><text:tab/></text:span><text:span text:style-name="T9">SetDpadUp</text:span><text:span text:style-name="T8">(</text:span><text:span text:style-name="T3">UINT</text:span><text:span text:style-name="T8"> UserIndex)</text:span></text:p>
      <text:p text:style-name="Text_20_body"><text:span text:style-name="T13">Description</text:span>: <text:line-break/>D-Pad pressed UP.</text:p>
      <text:p text:style-name="Text_20_body"><text:span text:style-name="T13">Parameter</text:span>:<text:line-break/><text:span text:style-name="T10">UserIndex</text:span><text:tab/>Slot Index. Range: 1 to 4</text:p>
      <text:p text:style-name="Standard"><text:span text:style-name="T14">Returns</text:span><text:span text:style-name="T17">: <text:line-break/>TRUE if <text:s/>function succeeded. Otherwise FALSE.</text:span></text:p>
      <text:p text:style-name="Standard"/>
      <text:p text:style-name="Horizontal_20_Line"/>
      <text:p text:style-name="P1"><text:span text:style-name="T4">B</text:span><text:span text:style-name="T3">OOL</text:span><text:span text:style-name="T8"><text:tab/></text:span><text:span text:style-name="T9">SetDpadDown</text:span><text:span text:style-name="T8">(</text:span><text:span text:style-name="T3">UINT</text:span><text:span text:style-name="T8"> UserIndex)</text:span></text:p>
      <text:p text:style-name="Text_20_body"><text:span text:style-name="T13">Description</text:span>: <text:line-break/>D-Pad pressed DOWN.</text:p>
      <text:p text:style-name="Text_20_body"><text:span text:style-name="T13">Parameter</text:span>:<text:line-break/><text:span text:style-name="T10">UserIndex</text:span><text:tab/>Slot Index. Range: 1 to 4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><text:soft-page-break/></text:p>
      <text:p text:style-name="P1"><text:span text:style-name="T4">B</text:span><text:span text:style-name="T3">OOL</text:span><text:span text:style-name="T8"><text:tab/></text:span><text:span text:style-name="T9">SetDpadLeft</text:span><text:span text:style-name="T8">(</text:span><text:span text:style-name="T3">UINT</text:span><text:span text:style-name="T8"> UserIndex)</text:span></text:p>
      <text:p text:style-name="Text_20_body"><text:span text:style-name="T13">Description</text:span>: <text:line-break/>D-Pad pressed LEFT.</text:p>
      <text:p text:style-name="Text_20_body"><text:span text:style-name="T13">Parameter</text:span>:<text:line-break/><text:span text:style-name="T10">UserIndex</text:span><text:tab/>Slot Index. Range: 1 to 4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/>
      <text:p text:style-name="P1"><text:span text:style-name="T4">B</text:span><text:span text:style-name="T3">OOL</text:span><text:span text:style-name="T8"><text:tab/></text:span><text:span text:style-name="T9">SetDpadRight</text:span><text:span text:style-name="T8">(</text:span><text:span text:style-name="T3">UINT</text:span><text:span text:style-name="T8"> UserIndex)</text:span></text:p>
      <text:p text:style-name="Text_20_body"><text:span text:style-name="T13">Description</text:span>: <text:line-break/>D-Pad pressed RIGHT.</text:p>
      <text:p text:style-name="Text_20_body"><text:span text:style-name="T13">Parameter</text:span>:<text:line-break/><text:span text:style-name="T10">UserIndex</text:span><text:tab/>Slot Index. Range: 1 to 4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/>
      <text:p text:style-name="P1"><text:span text:style-name="T4">B</text:span><text:span text:style-name="T3">OOL</text:span><text:span text:style-name="T8"><text:tab/></text:span><text:span text:style-name="T9">SetDpadOff</text:span><text:span text:style-name="T8">(</text:span><text:span text:style-name="T3">UINT</text:span><text:span text:style-name="T8"> UserIndex)</text:span></text:p>
      <text:p text:style-name="Text_20_body"><text:span text:style-name="T13">Description</text:span>: <text:line-break/>D-Pad is released.</text:p>
      <text:p text:style-name="Text_20_body"><text:span text:style-name="T13">Parameter</text:span>:<text:line-break/><text:span text:style-name="T10">UserIndex</text:span><text:tab/>Slot Index. Range: 1 to 4</text:p>
      <text:p text:style-name="Standard"><text:span text:style-name="T14">Returns</text:span><text:span text:style-name="T17">: <text:line-break/>TRUE if <text:s/>function succeeded. Otherwise FALSE.</text:span></text:p>
      <text:p text:style-name="Standard"><text:span text:style-name="T17"/></text:p>
      <text:h text:style-name="P6" text:outline-level="2">Feedback Functions</text:h>
      <text:p text:style-name="Text_20_body"><text:span text:style-name="T17">The following functions are used for getting feedback from the vXbox device. These functions poll the device.</text:span></text:p>
      <text:p text:style-name="Horizontal_20_Line"/>
      <text:p text:style-name="Standard"><text:span text:style-name="T6">B</text:span><text:span text:style-name="T5">OOL</text:span><text:span text:style-name="T10"><text:tab/></text:span><text:span text:style-name="T11">GetLedNumber</text:span><text:span text:style-name="T10">(</text:span><text:span text:style-name="T5">UINT</text:span><text:span text:style-name="T10"> UserIndex, </text:span><text:span text:style-name="T5">PBYTE</text:span><text:span text:style-name="T10"> pLed)</text:span></text:p>
      <text:p text:style-name="Text_20_body"><text:span text:style-name="T13">Description</text:span>: <text:line-break/>Get the serial number of the LED that should light on the Xbox controller. Note that this is not the slot number. Rather, it is a arbitrary number in the range 1 to 4 that the system attach to the device.</text:p>
      <text:p text:style-name="Text_20_body"><text:span text:style-name="T13">Parameter</text:span>:<text:line-break/><text:span text:style-name="T10">UserIndex</text:span><text:tab/>Slot Index. Range: 1 to 4<text:line-break/><text:span text:style-name="T10">pLed</text:span><text:tab/><text:tab/>The serial number of the LED. Range: 1-4</text:p>
      <text:p text:style-name="Standard"><text:span text:style-name="T14">Returns</text:span><text:span text:style-name="T17">: <text:line-break/>TRUE if <text:s/>function succeeded. Otherwise FALSE.</text:span></text:p>
      <text:p text:style-name="Horizontal_20_Line"/>
      <text:p text:style-name="Standard"><text:span text:style-name="T6">B</text:span><text:span text:style-name="T5">OOL</text:span><text:span text:style-name="T10"><text:tab/>GetVibration(</text:span><text:span text:style-name="T5">UINT</text:span><text:span text:style-name="T10"> UserIndex, </text:span><text:span text:style-name="T5">PXINPUT_VIBRATION</text:span><text:span text:style-name="T10"> pVib)</text:span></text:p>
      <text:p text:style-name="Text_20_body"><text:span text:style-name="T13">Description</text:span>: <text:line-break/>Get the vibration intensity of each of the two vibrating motors.</text:p>
      <text:p text:style-name="Text_20_body"><text:span text:style-name="T13">Parameter</text:span>:<text:line-break/><text:span text:style-name="T10">UserIndex</text:span><text:tab/>Slot Index. Range: 1 to 4<text:line-break/><text:span text:style-name="T10">pVib</text:span><text:tab/><text:tab/>Structure holding the output data. (See <text:a xlink:type="simple" xlink:href="https://msdn.microsoft.com/en-us/library/windows/desktop/microsoft.directx_sdk.reference.xinput_vibration(v=vs.85).aspx" text:style-name="Internet_20_link" text:visited-style-name="Visited_20_Internet_20_Link">description</text:a>)</text:p>
      <text:p text:style-name="Standard"><text:span text:style-name="T14">Returns</text:span><text:span text:style-name="T17">: <text:line-break/>TRUE if <text:s/>function succeeded. Otherwise FALSE.</text:span></text:p>
      <text:p text:style-name="Standard"><text:span text:style-name="T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" svg:font-family="'Segoe UI', 'Lucida Grande', Verdana, Arial, Helvetica, sans-serif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l Eizikovich</meta:initial-creator>
    <meta:creation-date>2016-04-20T16:41:28.39</meta:creation-date>
    <dc:date>2016-04-20T22:36:22.76</dc:date>
    <dc:creator>Shaul Eizikovich</dc:creator>
    <meta:editing-duration>PT5H54M48S</meta:editing-duration>
    <meta:editing-cycles>13</meta:editing-cycles>
    <meta:generator>OpenOffice/4.1.2$Win32 OpenOffice.org_project/412m3$Build-9782</meta:generator>
    <meta:document-statistic meta:table-count="0" meta:image-count="0" meta:object-count="0" meta:page-count="9" meta:paragraph-count="129" meta:word-count="1149" meta:character-count="7927"/>
  </office:meta>
</office:document-meta>
</file>